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00908"/>
    </style:style>
    <style:style style:name="P2" style:family="paragraph" style:parent-style-name="Text_20_body">
      <style:text-properties officeooo:paragraph-rsid="00314d46"/>
    </style:style>
    <style:style style:name="P3" style:family="paragraph" style:parent-style-name="Text_20_body">
      <style:text-properties officeooo:paragraph-rsid="002165e0"/>
    </style:style>
    <style:style style:name="P4" style:family="paragraph" style:parent-style-name="Text_20_body">
      <style:text-properties officeooo:rsid="0038ee02" officeooo:paragraph-rsid="0038ee02"/>
    </style:style>
    <style:style style:name="P5" style:family="paragraph" style:parent-style-name="Text_20_body">
      <style:text-properties officeooo:paragraph-rsid="003fe94c"/>
    </style:style>
    <style:style style:name="P6" style:family="paragraph" style:parent-style-name="Text_20_body">
      <style:text-properties officeooo:rsid="00377a2c" officeooo:paragraph-rsid="00314d46"/>
    </style:style>
    <style:style style:name="P7" style:family="paragraph" style:parent-style-name="Text_20_body">
      <style:text-properties officeooo:paragraph-rsid="004712d8"/>
    </style:style>
    <style:style style:name="P8" style:family="paragraph" style:parent-style-name="Text_20_body">
      <style:text-properties officeooo:rsid="0048bfe3" officeooo:paragraph-rsid="00504eed"/>
    </style:style>
    <style:style style:name="P9" style:family="paragraph" style:parent-style-name="Text_20_body">
      <style:text-properties officeooo:rsid="004a0a1c" officeooo:paragraph-rsid="004a0a1c"/>
    </style:style>
    <style:style style:name="P10" style:family="paragraph" style:parent-style-name="Text_20_body">
      <style:text-properties officeooo:rsid="004a0a1c" officeooo:paragraph-rsid="00578bb4"/>
    </style:style>
    <style:style style:name="P11" style:family="paragraph" style:parent-style-name="Text_20_body">
      <style:text-properties officeooo:paragraph-rsid="00578bb4"/>
    </style:style>
    <style:style style:name="P12" style:family="paragraph" style:parent-style-name="Text_20_body">
      <style:text-properties officeooo:rsid="005fb867" officeooo:paragraph-rsid="005fb867"/>
    </style:style>
    <style:style style:name="P13" style:family="paragraph" style:parent-style-name="Text_20_body">
      <style:text-properties officeooo:rsid="0062bf3b" officeooo:paragraph-rsid="0062bf3b"/>
    </style:style>
    <style:style style:name="P14" style:family="paragraph" style:parent-style-name="Text_20_body">
      <style:text-properties officeooo:rsid="0062bf3b" officeooo:paragraph-rsid="0064f5d1"/>
    </style:style>
    <style:style style:name="P15" style:family="paragraph" style:parent-style-name="Text_20_body">
      <style:text-properties officeooo:rsid="00686a4b" officeooo:paragraph-rsid="00698e71"/>
    </style:style>
    <style:style style:name="P16" style:family="paragraph" style:parent-style-name="Text_20_body">
      <style:text-properties officeooo:rsid="006b2293" officeooo:paragraph-rsid="006b2293"/>
    </style:style>
    <style:style style:name="P17" style:family="paragraph" style:parent-style-name="Text_20_body">
      <style:text-properties officeooo:rsid="006feee4" officeooo:paragraph-rsid="006feee4"/>
    </style:style>
    <style:style style:name="P18" style:family="paragraph" style:parent-style-name="Standard">
      <style:text-properties officeooo:rsid="00729b7d" officeooo:paragraph-rsid="00729b7d"/>
    </style:style>
    <style:style style:name="P19" style:family="paragraph" style:parent-style-name="Heading_20_2">
      <style:text-properties officeooo:rsid="00200908" officeooo:paragraph-rsid="00200908"/>
    </style:style>
    <style:style style:name="P20" style:family="paragraph" style:parent-style-name="Heading_20_2">
      <style:text-properties officeooo:paragraph-rsid="002165e0"/>
    </style:style>
    <style:style style:name="P21" style:family="paragraph" style:parent-style-name="Heading_20_2">
      <style:text-properties officeooo:rsid="002165e0" officeooo:paragraph-rsid="002165e0"/>
    </style:style>
    <style:style style:name="P22" style:family="paragraph" style:parent-style-name="Heading_20_3">
      <style:text-properties officeooo:rsid="00289999"/>
    </style:style>
    <style:style style:name="P23" style:family="paragraph" style:parent-style-name="Heading_20_3">
      <style:text-properties officeooo:rsid="00234bfa"/>
    </style:style>
    <style:style style:name="T1" style:family="text">
      <style:text-properties officeooo:rsid="001aa50a"/>
    </style:style>
    <style:style style:name="T2" style:family="text">
      <style:text-properties officeooo:rsid="001e79e2"/>
    </style:style>
    <style:style style:name="T3" style:family="text">
      <style:text-properties officeooo:rsid="002493ed"/>
    </style:style>
    <style:style style:name="T4" style:family="text">
      <style:text-properties officeooo:rsid="0024cb54"/>
    </style:style>
    <style:style style:name="T5" style:family="text">
      <style:text-properties officeooo:rsid="002987e5"/>
    </style:style>
    <style:style style:name="T6" style:family="text">
      <style:text-properties officeooo:rsid="0029d3d7"/>
    </style:style>
    <style:style style:name="T7" style:family="text">
      <style:text-properties officeooo:rsid="002c3855"/>
    </style:style>
    <style:style style:name="T8" style:family="text">
      <style:text-properties officeooo:rsid="002cca8e"/>
    </style:style>
    <style:style style:name="T9" style:family="text">
      <style:text-properties officeooo:rsid="002ebd15"/>
    </style:style>
    <style:style style:name="T10" style:family="text">
      <style:text-properties officeooo:rsid="0035a1b9"/>
    </style:style>
    <style:style style:name="T11" style:family="text">
      <style:text-properties officeooo:rsid="00377a2c"/>
    </style:style>
    <style:style style:name="T12" style:family="text">
      <style:text-properties officeooo:rsid="0038ee02"/>
    </style:style>
    <style:style style:name="T13" style:family="text">
      <style:text-properties style:font-name="Liberation Sans1"/>
    </style:style>
    <style:style style:name="T14" style:family="text">
      <style:text-properties officeooo:rsid="0041d9f2"/>
    </style:style>
    <style:style style:name="T15" style:family="text">
      <style:text-properties officeooo:rsid="00451fd8"/>
    </style:style>
    <style:style style:name="T16" style:family="text">
      <style:text-properties officeooo:rsid="004a0a1c"/>
    </style:style>
    <style:style style:name="T17" style:family="text">
      <style:text-properties officeooo:rsid="00578bb4"/>
    </style:style>
    <style:style style:name="T18" style:family="text">
      <style:text-properties officeooo:rsid="005f1381"/>
    </style:style>
    <style:style style:name="T19" style:family="text">
      <style:text-properties style:font-name="Liberation Serif"/>
    </style:style>
    <style:style style:name="T20" style:family="text">
      <style:text-properties style:font-name="Liberation Serif" officeooo:rsid="005f1381"/>
    </style:style>
    <style:style style:name="T21" style:family="text">
      <style:text-properties style:font-name="Liberation Serif" officeooo:rsid="0062f633"/>
    </style:style>
    <style:style style:name="T22" style:family="text">
      <style:text-properties officeooo:rsid="0062f633"/>
    </style:style>
    <style:style style:name="T23" style:family="text">
      <style:text-properties officeooo:rsid="00698e71"/>
    </style:style>
    <style:style style:name="T24" style:family="text">
      <style:text-properties officeooo:rsid="006ab829"/>
    </style:style>
    <style:style style:name="T25" style:family="text">
      <style:text-properties officeooo:rsid="006b8c89"/>
    </style:style>
    <style:style style:name="T26" style:family="text">
      <style:text-properties officeooo:rsid="00711804"/>
    </style:style>
    <style:style style:name="T27" style:family="text">
      <style:text-properties officeooo:rsid="0072dc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nombre de gènes chez l’homme</text:span></text:p>
      <text:p text:style-name="Standard">→<text:span text:style-name="T2"> </text:span></text:p>
      <text:p text:style-name="Standard"/>
      <text:h text:style-name="Heading_20_1" text:outline-level="1">Introduction <text:span text:style-name="T4">(10l)</text:span></text:h>
      <text:h text:style-name="P22" text:outline-level="3">Why the knock out : (5l)</text:h>
      <text:p text:style-name="Text_20_body">→<text:span text:style-name="T5"> nbr of genes in human : </text:span></text:p>
      <text:p text:style-name="P9">(temps utilisé : présent pour l’instant?)</text:p>
      <text:p text:style-name="P8"><text:span text:style-name="T16">There are twenty one thousand </text:span>genes in the human genome, <text:span text:style-name="T16">but we dont’ know yet for what protein each gene code for. (And to do so, we can look at the phenotype.) « As an analogy » It is just like if you have inherited from your grandfather a scrapyard and you don’t know the use of each car pieces.</text:span></text:p>
      <text:p text:style-name="P7">→<text:span text:style-name="T15"> it is completely useless to have many pieces of a car </text:span></text:p>
      <text:h text:style-name="P23" text:outline-level="3">Main idea  (5l):</text:h>
      <text:p text:style-name="P11"><text:span text:style-name="T16">Indeed, geneticians needs a method to make a link between genes and protein. To do so, we can use the aphorism : </text:span><text:span text:style-name="T13">the </text:span>value of something is revealed when it doesn’t exist <text:span text:style-name="T17">any more. In the comparison <text:s/>with the scrapyard, the idea is to remove a piece of a car (deactivate a gene). Then you start it and look for differences in the car behaviour (phenotype). Indeed, throughout the mechanical knowledge, it is possible to determine the function of this piece in the car (for what protein does the gene code for).</text:span></text:p>
      <text:p text:style-name="P10"><text:s/>inactivate a gene and look at the phenotype.</text:p>
      <text:p text:style-name="Text_20_body">→<text:span text:style-name="T6"> </text:span></text:p>
      <text:p text:style-name="Text_20_body">→<text:span text:style-name="T6"> example : </text:span></text:p>
      <text:p text:style-name="Text_20_body"><text:tab/>→<text:span text:style-name="T6"> désactiver growth factor for a tail</text:span></text:p>
      <text:p text:style-name="Text_20_body"><text:tab/>→<text:span text:style-name="T7"> look at the phenotype</text:span></text:p>
      <text:h text:style-name="Heading_20_1" text:outline-level="1">Développement</text:h>
      <text:h text:style-name="P19" text:outline-level="2">Creation of the targeting vector (10l)</text:h>
      <text:p text:style-name="P1">→<text:span text:style-name="T8"> water of tube</text:span></text:p>
      <text:p text:style-name="P2">→<text:span text:style-name="T9"> image : dessiner le schéma </text:span></text:p>
      <text:p text:style-name="P12">(nature of the targeting vector ?)</text:p>
      <text:p text:style-name="Text_20_body"><text:span text:style-name="T18">The targeting vector is a DNA sequence composed of two parts. A selection marker gene that will take the place of the targeted gene. This one is surrounded by t</text:span><text:span text:style-name="T20">he i</text:span><text:span text:style-name="T19">mmediate neighbour sequences of the targeted </text:span>gene.</text:p>
      <text:p text:style-name="P14">Sometimes, instead of the selection marker, only a damaged version of the original targeted gene is used. <text:span text:style-name="T22">But it is easier to use the selection marker gene, as its name implies, to obtain only the cells </text:span><text:soft-page-break/><text:span text:style-name="T22">with the selection marker (this will be seen in more detail in the negative selection part). The <text:s/>necessity to use the </text:span><text:span text:style-name="T21">neighbour sequences of the targeted </text:span><text:span text:style-name="T22">gene will be explained in the … part.</text:span></text:p>
      <text:p text:style-name="P13"/>
      <text:p text:style-name="P6">(5l)→copy of the neighbours : usefull for the homologous recombination of the new gene in the new DNA</text:p>
      <text:p text:style-name="P2"><text:span text:style-name="T11">(5l)</text:span>→<text:span text:style-name="T10"> selection marker</text:span></text:p>
      <text:p text:style-name="P4">(→ development of the stem cells blastocyte)</text:p>
      <text:h text:style-name="P20" text:outline-level="2">Introduction of the targeting vector <text:span text:style-name="T3">(10l)</text:span></text:h>
      <text:p text:style-name="P15">The objective is to introduce the targeting vector inside the cell, to do so, geneticists use <text:span text:style-name="T23">a special phenomenon called</text:span> electroporation. <text:span text:style-name="T24">An electric fields is applied to the membrane of the cell surrounded by a saline solution. The permeability of the membrane increase and let the targeting vector come in.</text:span></text:p>
      <text:p text:style-name="P16">The membrane of the cell is composed of phospholipids with a head <text:span text:style-name="T25">hydrophile and a tail hydrophob, indeed phospholipids are oriented tail to tail a make a bilayer. The electric field allow few water molecules to penetrate the bilayer, forming a water wire. </text:span></text:p>
      <text:p text:style-name="P17">The lipids adjacent to the water wire start reorienting toward the wire with their polar head groups, stabilizing the pore and allowing more water, as well as other polar molecules and ions, to enter.</text:p>
      <text:p text:style-name="P17">The atoms of the lipid head groups and tails are shown in orange and gray, respectively; water molecules in cyan; sodium ions in green; and chloride ions in pink.</text:p>
      <text:p text:style-name="P5">→<text:span text:style-name="T12"> how does the membrane works</text:span></text:p>
      <text:p text:style-name="P5"><text:span text:style-name="T12">→ cuvette electroporation : </text:span><text:span text:style-name="T13">Electroporation : use of the electrical charge of </text:span>the plasmid (negative) to introduce it into the cell.</text:p>
      <text:h text:style-name="P21" text:outline-level="2">Positive « <text:span text:style-name="T26">or »</text:span> negative selection (10l)</text:h>
      <text:p text:style-name="P3">→<text:span text:style-name="T13">The selection marker is a gene coding for </text:span>antibiotic resistance</text:p>
      <text:p text:style-name="P3">→<text:span text:style-name="T14"> </text:span><text:span text:style-name="T13">In the presence of the antibiotic, the wild type </text:span>cells will die but not the mutated one</text:p>
      <text:p text:style-name="P18">In the cell <text:span text:style-name="T27">studied</text:span>, the targeted gene has been replaced by a selection marker, this new gene can code for a <text:s/>protein resistance to antibiotic. In order to obtain only cells knocked out, <text:span text:style-name="T27">we can make grow the cell in a Petri dish, and then spread antibiotic. The only cells that remain will be the one carrying the selection marker gene because the others were killed by the antibio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GB"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ff3333"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6600"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20:12:37.560651676</meta:creation-date>
    <dc:date>2017-01-13T14:00:58.755516682</dc:date>
    <meta:editing-duration>PT6H15M34S</meta:editing-duration>
    <meta:editing-cycles>50</meta:editing-cycles>
    <meta:generator>LibreOffice/5.1.4.2$Linux_X86_64 LibreOffice_project/10m0$Build-2</meta:generator>
    <meta:document-statistic meta:table-count="0" meta:image-count="0" meta:object-count="0" meta:page-count="2" meta:paragraph-count="36" meta:word-count="670" meta:character-count="3754" meta:non-whitespace-character-count="3106"/>
  </office:meta>
</office:document-meta>
</file>